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54EA90A58420A14C.png" manifest:media-type="image/png"/>
  <manifest:file-entry manifest:full-path="Pictures/1000020100000640000003846BFDC5B0B16C17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0.001cm" svg:height="11.25cm" draw:z-index="0"><draw:image xlink:href="Pictures/1000020100000640000003846BFDC5B0B16C170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2" text:anchor-type="paragraph" svg:width="20.415cm" svg:height="11.483cm" draw:z-index="1"><draw:image xlink:href="Pictures/10000201000006400000038454EA90A58420A14C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4:41:10.574161227</meta:creation-date>
    <dc:date>2022-03-22T14:43:13.787401153</dc:date>
    <meta:editing-duration>PT2M3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